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1c482c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c482c"/>
    </style:style>
    <style:style style:name="P6" style:family="paragraph" style:parent-style-name="Text_20_body">
      <style:paragraph-properties fo:margin-top="0cm" fo:margin-bottom="0.21cm" loext:contextual-spacing="false" fo:text-align="center" style:justify-single-word="false" style:writing-mode="page"/>
    </style:style>
    <style:style style:name="P7" style:family="paragraph" style:parent-style-name="Heading_20_2" style:master-page-name="HTML">
      <style:paragraph-properties fo:text-align="center" style:justify-single-word="false" style:page-number="auto"/>
    </style:style>
    <style:style style:name="P8" style:family="paragraph" style:parent-style-name="Heading_20_3">
      <style:paragraph-properties fo:text-align="center" style:justify-single-word="false"/>
      <style:text-properties officeooo:paragraph-rsid="001c482c"/>
    </style:style>
    <style:style style:name="P9" style:family="paragraph" style:parent-style-name="Heading_20_3">
      <style:paragraph-properties fo:margin-top="0cm" fo:margin-bottom="0.21cm" loext:contextual-spacing="false" fo:text-align="center" style:justify-single-word="false" style:writing-mode="page"/>
    </style:style>
    <style:style style:name="T1" style:family="text">
      <style:text-properties officeooo:rsid="001c482c"/>
    </style:style>
    <style:style style:name="T2" style:family="text">
      <style:text-properties officeooo:rsid="001d326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Спектры</text:h>
      <text:p text:style-name="P1"><draw:frame draw:style-name="fr1" draw:name="Изображение3" text:anchor-type="as-char" svg:width="1.997cm" style:rel-width="100%" svg:height="0.998cm" style:rel-height="scale" draw:z-index="0"><draw:image xlink:href="../img/All-D1.png" xlink:type="simple" xlink:show="embed" xlink:actuate="onLoad"/></draw:frame></text:p>
      <text:h text:style-name="P3" text:outline-level="3">Fig. <text:span text:style-name="T2">1</text:span>. ESI/MS of the D1 in the positive mode.</text:h>
      <text:p text:style-name="P2"/>
      <text:p text:style-name="P1"><draw:frame draw:style-name="fr1" draw:name="Изображение4" text:anchor-type="as-char" svg:width="1.997cm" style:rel-width="100%" svg:height="0.998cm" style:rel-height="scale" draw:z-index="1"><draw:image xlink:href="../img/All-D2.png" xlink:type="simple" xlink:show="embed" xlink:actuate="onLoad"/></draw:frame></text:p>
      <text:h text:style-name="P3" text:outline-level="3">Fig. <text:span text:style-name="T2">2</text:span>. ESI/MS of the D2 in the positive mode.</text:h>
      <text:p text:style-name="P2"/>
      <text:p text:style-name="P1"><text:soft-page-break/><draw:frame draw:style-name="fr1" draw:name="Изображение5" text:anchor-type="as-char" svg:width="1.997cm" style:rel-width="100%" svg:height="0.998cm" style:rel-height="scale" draw:z-index="2"><draw:image xlink:href="../img/All-D3.png" xlink:type="simple" xlink:show="embed" xlink:actuate="onLoad"/></draw:frame></text:p>
      <text:h text:style-name="P3" text:outline-level="3">Fig. <text:span text:style-name="T2">3</text:span>. ESI/MS of the D3 in the positive mode.</text:h>
      <text:p text:style-name="P2"/>
      <text:p text:style-name="P1"><draw:frame draw:style-name="fr1" draw:name="Изображение6" text:anchor-type="as-char" svg:width="1.997cm" style:rel-width="100%" svg:height="0.998cm" style:rel-height="scale" draw:z-index="3"><draw:image xlink:href="../img/All-D4.png" xlink:type="simple" xlink:show="embed" xlink:actuate="onLoad"/></draw:frame></text:p>
      <text:h text:style-name="P3" text:outline-level="3">Fig. <text:span text:style-name="T2">4.</text:span> ESI/MS of the D4 in the positive mode.</text:h>
      <text:p text:style-name="P2"/>
      <text:p text:style-name="P1"><text:soft-page-break/><draw:frame draw:style-name="fr1" draw:name="Изображение7" text:anchor-type="as-char" svg:width="1.997cm" style:rel-width="100%" svg:height="0.998cm" style:rel-height="scale" draw:z-index="4"><draw:image xlink:href="../img/All-D5.png" xlink:type="simple" xlink:show="embed" xlink:actuate="onLoad"/></draw:frame></text:p>
      <text:h text:style-name="P3" text:outline-level="3">Fig. <text:span text:style-name="T2">5</text:span>. ESI/MS of the D5 in the positive mode.</text:h>
      <text:p text:style-name="P2"/>
      <text:p text:style-name="P1"><draw:frame draw:style-name="fr1" draw:name="Изображение8" text:anchor-type="as-char" svg:width="1.997cm" style:rel-width="100%" svg:height="0.998cm" style:rel-height="scale" draw:z-index="5"><draw:image xlink:href="../img/All-D6.png" xlink:type="simple" xlink:show="embed" xlink:actuate="onLoad"/></draw:frame></text:p>
      <text:h text:style-name="P3" text:outline-level="3">Fig. <text:span text:style-name="T2">6</text:span>. ESI/MS of the D6 in the positive mode.</text:h>
      <text:p text:style-name="P2"/>
      <text:p text:style-name="P1"><text:soft-page-break/><draw:frame draw:style-name="fr1" draw:name="Изображение9" text:anchor-type="as-char" svg:width="1.997cm" style:rel-width="100%" svg:height="0.998cm" style:rel-height="scale" draw:z-index="6"><draw:image xlink:href="../img/All-D7.png" xlink:type="simple" xlink:show="embed" xlink:actuate="onLoad"/></draw:frame></text:p>
      <text:h text:style-name="P9" text:outline-level="3">Fig. <text:span text:style-name="T2">7</text:span>. ESI/MS of the D7 in the positive mode.</text:h>
      <text:p text:style-name="P2"/>
      <text:p text:style-name="P1"><draw:frame draw:style-name="fr1" draw:name="Изображение10" text:anchor-type="as-char" svg:width="1.997cm" style:rel-width="100%" svg:height="0.998cm" style:rel-height="scale" draw:z-index="7"><draw:image xlink:href="../img/All-D8.png" xlink:type="simple" xlink:show="embed" xlink:actuate="onLoad"/></draw:frame></text:p>
      <text:h text:style-name="P9" text:outline-level="3">Fig. <text:span text:style-name="T2">8</text:span>. ESI/MS of the D8 in the positive mode.</text:h>
      <text:p text:style-name="P6"/>
      <text:p text:style-name="P4"><text:soft-page-break/><draw:frame draw:style-name="fr1" draw:name="Изображение1" text:anchor-type="as-char" svg:width="1.997cm" style:rel-width="100%" svg:height="0.998cm" style:rel-height="scale" draw:z-index="8"><draw:image xlink:href="../img/All-D10.png" xlink:type="simple" xlink:show="embed" xlink:actuate="onLoad"/></draw:frame></text:p>
      <text:h text:style-name="P8" text:outline-level="3">Fig. <text:span text:style-name="T2">10</text:span>. ESI/MS of the D10 in the positive mode.</text:h>
      <text:p text:style-name="P5"/>
      <text:p text:style-name="P4"><draw:frame draw:style-name="fr1" draw:name="Изображение2" text:anchor-type="as-char" svg:width="1.997cm" style:rel-width="100%" svg:height="0.998cm" style:rel-height="scale" draw:z-index="9"><draw:image xlink:href="../img/All-D11.png" xlink:type="simple" xlink:show="embed" xlink:actuate="onLoad"/></draw:frame></text:p>
      <text:h text:style-name="P8" text:outline-level="3">Fig. <text:span text:style-name="T2">11</text:span>. ESI/MS of the D11 in the positive mode.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6T16:02:47.664831817</dc:date>
    <meta:editing-duration>PT5M33S</meta:editing-duration>
    <meta:editing-cycles>2</meta:editing-cycles>
    <meta:document-statistic meta:table-count="0" meta:image-count="10" meta:object-count="0" meta:page-count="5" meta:paragraph-count="21" meta:word-count="101" meta:character-count="471" meta:non-whitespace-character-count="381"/>
    <meta:user-defined meta:name=""/>
  </office:meta>
</office:document-meta>
</file>